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a10a" officeooo:paragraph-rsid="000ba10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7" style:family="paragraph" style:parent-style-name="Standard" style:list-style-name="L5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8" style:family="paragraph" style:parent-style-name="Standard" style:list-style-name="L6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9" style:family="paragraph" style:parent-style-name="Standard" style:list-style-name="L7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20pt" officeooo:rsid="000d846e" officeooo:paragraph-rsid="000d846e" style:font-size-asian="17.5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</text:p>
      <text:p text:style-name="P1"/>
      <text:list xml:id="list1588160939" text:style-name="L1">
        <text:list-item>
          <text:p text:style-name="P3">Employees: </text:p>
        </text:list-item>
      </text:list>
      <text:list xml:id="list3287089623" text:style-name="L2">
        <text:list-item>
          <text:p text:style-name="P4">As an admin, I should be able to view all employees' profiles so I can check their information.</text:p>
        </text:list-item>
        <text:list-item>
          <text:p text:style-name="P4">As an admin, I should be able to add an employee so that I can assign them to teams.</text:p>
        </text:list-item>
        <text:list-item>
          <text:p text:style-name="P4">As an admin, I should be able to edit all employees' profiles so I can fix any errors in their information.</text:p>
        </text:list-item>
        <text:list-item>
          <text:p text:style-name="P4">As an admin, I should be able to delete any employee profile so that I can get rid of unneeded or unused employees.</text:p>
        </text:list-item>
      </text:list>
      <text:p text:style-name="P2"/>
      <text:p text:style-name="P2">2. Administration(Super Admin):</text:p>
      <text:list xml:id="list1938241521" text:style-name="L3">
        <text:list-item>
          <text:p text:style-name="P5">As a super admin, I should be able to view all admins so that I can check their information.</text:p>
        </text:list-item>
        <text:list-item>
          <text:p text:style-name="P5">As a super admin, I should be able to add another admin so that I can have assistance around the dashboard.</text:p>
        </text:list-item>
        <text:list-item>
          <text:p text:style-name="P5">As a super admin, I should be able to edit admin credentials so that I can make my password more powerful.</text:p>
        </text:list-item>
        <text:list-item>
          <text:p text:style-name="P5">As a super admin, I should be able to delete an admin so that I can stop them from logging in to the dashboard.</text:p>
        </text:list-item>
      </text:list>
      <text:p text:style-name="P2"/>
      <text:p text:style-name="P2"/>
      <text:p text:style-name="P2"><text:soft-page-break/>3. Teams:</text:p>
      <text:list xml:id="list2772568475" text:style-name="L4">
        <text:list-item>
          <text:p text:style-name="P6">As an admin, I should be able to view all teams so I can track their progress.</text:p>
        </text:list-item>
        <text:list-item>
          <text:p text:style-name="P6">As an admin,I should be able to create a team so that I can assign employees to it and assign them to projects.</text:p>
        </text:list-item>
        <text:list-item>
          <text:p text:style-name="P6">As an admin, I shouldn't be able to assign an employee to more than one team so that they produce more productive results.</text:p>
        </text:list-item>
        <text:list-item>
          <text:p text:style-name="P6">As an admin, I should be able to edit a team so that I can change their projects or their members.</text:p>
        </text:list-item>
        <text:list-item>
          <text:p text:style-name="P6">As an admin, I should be able to delete a team so that I can remove inactive teams.</text:p>
        </text:list-item>
        <text:list-item>
          <text:p text:style-name="P6">As an admin, I shouldn't be able to delete a team if it contains employees, so that I can avoid removing active teams.</text:p>
        </text:list-item>
      </text:list>
      <text:p text:style-name="P2"/>
      <text:p text:style-name="P2">4. Projects:</text:p>
      <text:list xml:id="list63591933" text:style-name="L5">
        <text:list-item>
          <text:p text:style-name="P7">As an admin, I should be able to view all the current projects so that I can assign them to teams.</text:p>
        </text:list-item>
        <text:list-item>
          <text:p text:style-name="P7">As an admin, I should be able to create a project so that I can assign teams to it.</text:p>
        </text:list-item>
        <text:list-item>
          <text:p text:style-name="P7">As an admin, I should be able to edit projects so that I can change the teams assigned to them.</text:p>
        </text:list-item>
        <text:list-item>
          <text:p text:style-name="P7"><text:soft-page-break/>As an admin, I should be able to delete a project so that I can't assign it to teams anymore.</text:p>
        </text:list-item>
        <text:list-item>
          <text:p text:style-name="P7">As an admin, I shouldn't be able to delete a project if it is assigned to a team so that I can avoid removing active projects.</text:p>
        </text:list-item>
      </text:list>
      <text:p text:style-name="P2"/>
      <text:p text:style-name="P2">5. Roles:</text:p>
      <text:list xml:id="list914792985" text:style-name="L6">
        <text:list-item>
          <text:p text:style-name="P8">As an admin, I should be able to create a role so that I can assign it to employees in teams for future projects.</text:p>
        </text:list-item>
        <text:list-item>
          <text:p text:style-name="P8">As an admin, I should be able to edit any role so that I can fix any errors.</text:p>
        </text:list-item>
        <text:list-item>
          <text:p text:style-name="P8">As an admin, I should be able to delete any role so that I can't assign it to employees in future projects.</text:p>
        </text:list-item>
      </text:list>
      <text:p text:style-name="P2"/>
      <text:p text:style-name="P2">6. KPI:</text:p>
      <text:list xml:id="list845717669" text:style-name="L7">
        <text:list-item>
          <text:p text:style-name="P9">As an admin, I should be able to view all employees' KPI so that I can check their progress.</text:p>
        </text:list-item>
        <text:list-item>
          <text:p text:style-name="P9">As an admin, I should be able to create a KPI so that I can add it to the employee skills.</text:p>
        </text:list-item>
        <text:list-item>
          <text:p text:style-name="P9">As an admin, I should be able to edit KPI so that I can fix any errors and change its evaluation.</text:p>
        </text:list-item>
        <text:list-item>
          <text:p text:style-name="P9"><text:soft-page-break/>As an admin, I should be able to delete a KPI so that I can't assign it to employees anymore.</text:p>
        </text:list-item>
        <text:list-item>
          <text:p text:style-name="P9">As an admin, I should be able to evaluate an employee's KPIs so that I can rate their skills. (Web + Mobile App)</text:p>
        </text:list-item>
        <text:list-item>
          <text:p text:style-name="P9">As an admin, I should be able to edit the employee's KPIs evaluation so that I can keep track of the employee's skills. (Web + Mobile app)</text:p>
        </text:list-item>
        <text:list-item>
          <text:p text:style-name="P12">As an admin, I shouldn't be able to delete an KPI unless it is not assigned to any employee so that I avoid errors.</text:p>
        </text:list-item>
      </text:list>
      <text:p text:style-name="P2"/>
      <text:p text:style-name="P2">7. Reports:</text:p>
      <text:list xml:id="list171387075" text:style-name="L8">
        <text:list-item>
          <text:p text:style-name="P11">As an admin, I should be able to generate an employee project report so that I can check the project that this employee took part in and their role in it. (Web + Mobile app)</text:p>
        </text:list-item>
        <text:list-item>
          <text:p text:style-name="P11">As an admin, I should be able to generate employee KPI reports so that I can check the employee's progress over time. (Web + Mobile app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7:10:03.356564566</meta:creation-date>
    <dc:date>2022-08-03T12:37:26.044849226</dc:date>
    <meta:editing-duration>PT9M23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4" meta:paragraph-count="39" meta:word-count="725" meta:character-count="3399" meta:non-whitespace-character-count="2744"/>
  </office:meta>
</office:document-meta>
</file>